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1.16in"/>
    </style:style>
    <style:style style:name="TBL_0_0_col_2" style:family="table-column">
      <style:table-column-properties style:column-width="6.81in"/>
    </style:style>
    <style:style style:name="TBL_0_0_row_0" style:family="table-row">
      <style:table-row-properties style:use-optimal-row-height="false" style:row-height="0.41in"/>
    </style:style>
    <style:style style:name="TBL_0_0_row_1" style:family="table-row">
      <style:table-row-properties style:use-optimal-row-height="false" style:row-height="0.27in"/>
    </style:style>
    <style:style style:name="C0" style:family="table-cell">
      <style:table-cell-properties fo:wrap-option="wrap" style:shrink-to-fit="false" fo:padding-top="0.0in" fo:padding-left="0.0in" fo:padding-bottom="0.0in" fo:padding-right="0.0in" style:vertical-align="top"/>
    </style:style>
    <style:style style:name="P0" style:family="paragraph">
      <style:paragraph-properties fo:text-align="start" style:vertical-align="top"> 
</style:paragraph-properties>
      <style:text-properties style:text-rotation-angle="0"> 
</style:text-properties>
    </style:style>
    <style:style style:name="T0" style:family="text">
      <style:text-properties style:font-name="sansserif" fo:font-size="10.0pt">
</style:text-properties>
    </style:style>
    <style:style style:name="TBL_0_0_row_2" style:family="table-row">
      <style:table-row-properties style:use-optimal-row-height="false" style:row-height="0.27in"/>
    </style:style>
    <style:style style:name="TBL_0_0_row_3" style:family="table-row">
      <style:table-row-properties style:use-optimal-row-height="false" style:row-height="0.27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row table:style-name="TBL_0_0_row_0">
          <table:table-cell table:style-name="empty-cell" table:number-columns-spanned="3"/>
          <table:covered-table-cell/>
          <table:covered-table-cell/>
        </table:table-row>
        <table:table-row table:style-name="TBL_0_0_row_1">
          <table:table-cell table:style-name="empty-cell"/>
          <table:table-cell table:style-name="C0">
            <text:p text:style-name="P0"><text:bookmark text:name="JR_PAGE_ANCHOR_0_1"/>
<text:span text:style-name="T0">value - значение</text:span></text:p>
          </table:table-cell>
          <table:table-cell table:style-name="empty-cell"/>
        </table:table-row>
        <table:table-row table:style-name="TBL_0_0_row_2">
          <table:table-cell table:style-name="empty-cell"/>
          <table:table-cell table:style-name="C0">
            <text:p text:style-name="P0"><text:span text:style-name="T0">value - значение</text:span></text:p>
          </table:table-cell>
          <table:table-cell table:style-name="empty-cell"/>
        </table:table-row>
        <table:table-row table:style-name="TBL_0_0_row_3">
          <table:table-cell table:style-name="empty-cell"/>
          <table:table-cell table:style-name="C0">
            <text:p text:style-name="P0"><text:span text:style-name="T0">value - значение</text:span></text:p>
          </table:table-cell>
          <table:table-cell table:style-name="empty-cell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tyles>
    <draw:stroke-dash draw:name="Dashed" draw:display-name="Dashed" draw:style="rect" draw:dots1="1" draw:dots1-length="0.05cm" draw:dots2="1" draw:dots2-length="0.05cm" draw:distance="0.05cm"/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
</file>